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edResource.MappedResource( Resource r , FileNameMapper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edResource.get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pedResource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edResource.as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